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roman"/>
    <style:font-face style:name="Liberation Sans" svg:font-family="Liberation Sans" style:font-family-generic="roman"/>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style:text-properties style:font-name="Liberation Serif"/>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style:style style:name="P1" style:parent-style-name="Heading1" style:master-page-name="MP0" style:family="paragraph">
      <style:paragraph-properties fo:break-before="page"/>
    </style:style>
    <style:style style:name="P2" style:parent-style-name="Normal" style:family="paragraph">
      <style:text-properties fo:font-style="italic" style:font-style-asian="italic"/>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weight="bold" style:font-weight-asian="bold" style:font-weight-complex="bold"/>
    </style:style>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T9" style:parent-style-name="DefaultParagraphFont" style:family="text">
      <style:text-properties fo:font-weight="bold" style:font-weight-asian="bold" style:font-weight-complex="bold"/>
    </style:style>
    <style:style style:name="T10" style:parent-style-name="DefaultParagraphFont" style:family="text">
      <style:text-properties fo:font-weight="bold" style:font-weight-asian="bold" style:font-weight-complex="bold"/>
    </style:style>
    <style:style style:name="T11" style:parent-style-name="DefaultParagraphFont" style:family="text">
      <style:text-properties fo:font-weight="bold" style:font-weight-asian="bold" style:font-weight-complex="bold"/>
    </style:style>
    <style:style style:name="T12" style:parent-style-name="DefaultParagraphFont" style:family="text">
      <style:text-properties fo:font-weight="bold" style:font-weight-asian="bold" style:font-weight-complex="bold"/>
    </style:style>
    <style:style style:name="T13" style:parent-style-name="DefaultParagraphFont" style:family="text">
      <style:text-properties fo:font-weight="bold" style:font-weight-asian="bold" style:font-weight-complex="bold"/>
    </style:style>
    <style:style style:name="T14" style:parent-style-name="DefaultParagraphFont" style:family="text">
      <style:text-properties fo:font-weight="bold" style:font-weight-asian="bold" style:font-weight-complex="bold"/>
    </style:style>
    <style:style style:name="P15" style:parent-style-name="ListParagraph" style:family="paragraph"/>
    <style:style style:name="P16" style:parent-style-name="Standard" style:family="paragraph"/>
    <style:style style:name="T17" style:parent-style-name="DefaultParagraphFont" style:family="text">
      <style:text-properties fo:font-weight="bold" style:font-weight-asian="bold" style:font-weight-complex="bold"/>
    </style:style>
    <style:style style:name="T18" style:parent-style-name="DefaultParagraphFont" style:family="text">
      <style:text-properties fo:color="#0084D1"/>
    </style:style>
    <style:style style:name="P19" style:parent-style-name="Normal" style:family="paragraph">
      <style:text-properties fo:font-style="italic" style:font-style-asian="italic"/>
    </style:style>
    <style:style style:name="P20" style:parent-style-name="Normal" style:family="paragraph">
      <style:text-properties fo:font-weight="bold" style:font-weight-asian="bold"/>
    </style:style>
    <style:style style:name="T21" style:parent-style-name="DefaultParagraphFont" style:family="text">
      <style:text-properties fo:font-weight="bold" style:font-weight-asian="bold" style:font-weight-complex="bold"/>
    </style:style>
    <style:style style:name="T22" style:parent-style-name="DefaultParagraphFont" style:family="text">
      <style:text-properties fo:font-weight="bold" style:font-weight-asian="bold" style:font-weight-complex="bold"/>
    </style:style>
    <style:style style:name="T23" style:parent-style-name="DefaultParagraphFont" style:family="text">
      <style:text-properties fo:font-weight="bold" style:font-weight-asian="bold" style:font-weight-complex="bold"/>
    </style:style>
    <style:style style:name="T24" style:parent-style-name="DefaultParagraphFont" style:family="text">
      <style:text-properties fo:font-weight="bold" style:font-weight-asian="bold" style:font-weight-complex="bold"/>
    </style:style>
    <style:style style:name="T25" style:parent-style-name="DefaultParagraphFont" style:family="text">
      <style:text-properties fo:font-weight="bold" style:font-weight-asian="bold" style:font-weight-complex="bold"/>
    </style:style>
    <style:style style:name="T26" style:parent-style-name="DefaultParagraphFont" style:family="text">
      <style:text-properties fo:font-weight="bold" style:font-weight-asian="bold" style:font-weight-complex="bold"/>
    </style:style>
    <style:style style:name="P27" style:parent-style-name="Normal" style:family="paragraph">
      <style:paragraph-properties fo:break-before="page"/>
      <style:text-properties fo:font-weight="bold" style:font-weight-asian="bold" style:font-weight-complex="bold" fo:hyphenate="true"/>
    </style:style>
    <style:style style:name="T28" style:parent-style-name="DefaultParagraphFont" style:family="text">
      <style:text-properties fo:font-weight="bold" style:font-weight-asian="bold" style:font-weight-complex="bold"/>
    </style:style>
    <style:style style:name="T29" style:parent-style-name="DefaultParagraphFont" style:family="text">
      <style:text-properties fo:font-weight="bold" style:font-weight-asian="bold" style:font-weight-complex="bold"/>
    </style:style>
    <style:style style:name="T30" style:parent-style-name="DefaultParagraphFont" style:family="text">
      <style:text-properties fo:font-weight="bold" style:font-weight-asian="bold" style:font-weight-complex="bold"/>
    </style:style>
    <style:style style:name="T31" style:parent-style-name="DefaultParagraphFont" style:family="text">
      <style:text-properties fo:font-weight="bold" style:font-weight-asian="bold" style:font-weight-complex="bold"/>
    </style:style>
    <style:style style:name="T32" style:parent-style-name="DefaultParagraphFont" style:family="text">
      <style:text-properties fo:color="#1F497D"/>
    </style:style>
    <style:style style:name="T33" style:parent-style-name="DefaultParagraphFont" style:family="text">
      <style:text-properties fo:font-weight="bold" style:font-weight-asian="bold" style:font-weight-complex="bold"/>
    </style:style>
    <style:style style:name="T34" style:parent-style-name="DefaultParagraphFont" style:family="text">
      <style:text-properties fo:color="#0084D1"/>
    </style:style>
    <style:style style:name="T35" style:parent-style-name="DefaultParagraphFont" style:family="text">
      <style:text-properties fo:color="#0084D1"/>
    </style:style>
    <style:style style:name="T36" style:parent-style-name="DefaultParagraphFont" style:family="text">
      <style:text-properties fo:color="#0084D1"/>
    </style:style>
    <style:style style:name="T37" style:parent-style-name="DefaultParagraphFont" style:family="text">
      <style:text-properties fo:color="#0084D1"/>
    </style:style>
    <style:style style:name="T38" style:parent-style-name="DefaultParagraphFont" style:family="text">
      <style:text-properties fo:font-weight="bold" style:font-weight-asian="bold" style:font-weight-complex="bold"/>
    </style:style>
    <style:style style:name="T39" style:parent-style-name="DefaultParagraphFont" style:family="text">
      <style:text-properties fo:color="#0084D1"/>
    </style:style>
    <style:style style:name="T40" style:parent-style-name="DefaultParagraphFont" style:family="text">
      <style:text-properties fo:font-weight="bold" style:font-weight-asian="bold" style:font-weight-complex="bold"/>
    </style:style>
    <style:style style:name="T41" style:parent-style-name="DefaultParagraphFont" style:family="text">
      <style:text-properties fo:font-weight="bold" style:font-weight-asian="bold" style:font-weight-complex="bold"/>
    </style:style>
    <style:style style:name="T42" style:parent-style-name="DefaultParagraphFont" style:family="text">
      <style:text-properties fo:font-weight="bold" style:font-weight-asian="bold" style:font-weight-complex="bold"/>
    </style:style>
    <style:style style:name="T43" style:parent-style-name="DefaultParagraphFont" style:family="text">
      <style:text-properties fo:font-weight="bold" style:font-weight-asian="bold" style:font-weight-complex="bold"/>
    </style:style>
    <style:style style:name="T44" style:parent-style-name="DefaultParagraphFont" style:family="text">
      <style:text-properties fo:font-weight="bold" style:font-weight-asian="bold" style:font-weight-complex="bold"/>
    </style:style>
    <style:style style:name="T45" style:parent-style-name="DefaultParagraphFont" style:family="text">
      <style:text-properties fo:color="#0084D1"/>
    </style:style>
    <style:style style:name="T46" style:parent-style-name="DefaultParagraphFont" style:family="text">
      <style:text-properties fo:color="#0084D1"/>
    </style:style>
    <style:style style:name="T47" style:parent-style-name="DefaultParagraphFont" style:family="text">
      <style:text-properties fo:font-weight="bold" style:font-weight-asian="bold" style:font-weight-complex="bold"/>
    </style:style>
    <style:style style:name="T48" style:parent-style-name="DefaultParagraphFont" style:family="text">
      <style:text-properties fo:font-weight="bold" style:font-weight-asian="bold" style:font-weight-complex="bold"/>
    </style:style>
    <style:style style:name="T49" style:parent-style-name="DefaultParagraphFont" style:family="text">
      <style:text-properties fo:font-weight="bold" style:font-weight-asian="bold" style:font-weight-complex="bold"/>
    </style:style>
    <style:style style:name="T50" style:parent-style-name="DefaultParagraphFont" style:family="text">
      <style:text-properties fo:font-weight="bold" style:font-weight-asian="bold" style:font-weight-complex="bold"/>
    </style:style>
    <style:style style:name="T51" style:parent-style-name="DefaultParagraphFont" style:family="text">
      <style:text-properties fo:font-weight="bold" style:font-weight-asian="bold" style:font-weight-complex="bold"/>
    </style:style>
    <style:style style:name="P52" style:parent-style-name="Normal" style:family="paragraph">
      <style:text-properties fo:font-style="italic" style:font-style-asian="italic"/>
    </style:style>
    <style:style style:name="T53" style:parent-style-name="DefaultParagraphFont" style:family="text">
      <style:text-properties fo:font-weight="bold" style:font-weight-asian="bold" style:font-weight-complex="bold"/>
    </style:style>
    <style:style style:name="T54" style:parent-style-name="DefaultParagraphFont" style:family="text">
      <style:text-properties fo:font-weight="bold" style:font-weight-asian="bold" style:font-weight-complex="bold"/>
    </style:style>
    <style:style style:name="T55" style:parent-style-name="DefaultParagraphFont" style:family="text">
      <style:text-properties fo:font-weight="bold" style:font-weight-asian="bold" style:font-weight-complex="bold"/>
    </style:style>
    <style:style style:name="T56" style:parent-style-name="DefaultParagraphFont" style:family="text">
      <style:text-properties fo:font-weight="bold" style:font-weight-asian="bold" style:font-weight-complex="bold"/>
    </style:style>
    <style:style style:name="T57" style:parent-style-name="DefaultParagraphFont" style:family="text">
      <style:text-properties fo:color="#0084D1"/>
    </style:style>
    <style:style style:name="T58" style:parent-style-name="DefaultParagraphFont" style:family="text">
      <style:text-properties fo:font-weight="bold" style:font-weight-asian="bold" style:font-weight-complex="bold"/>
    </style:style>
    <style:style style:name="T59" style:parent-style-name="DefaultParagraphFont" style:family="text">
      <style:text-properties fo:color="#1F497D"/>
    </style:style>
    <style:style style:name="T60" style:parent-style-name="DefaultParagraphFont" style:family="text">
      <style:text-properties fo:font-weight="bold" style:font-weight-asian="bold" style:font-weight-complex="bold"/>
    </style:style>
    <style:style style:name="T61" style:parent-style-name="DefaultParagraphFont" style:family="text">
      <style:text-properties fo:color="#0084D1"/>
    </style:style>
  </office:automatic-styles>
  <office:body>
    <office:text text:use-soft-page-breaks="true">
      <text:h text:style-name="P1" text:outline-level="1">Use cases 1</text:h>
      <text:p text:style-name="P2">Create an account, login including access controls (admin, user, guest)</text:p>
      <text:p text:style-name="Normal"/>
      <text:p text:style-name="Standard"><text:span text:style-name="T3">Title:</text:span><text:s/>Create account</text:p>
      <text:p text:style-name="Standard"><text:span text:style-name="T4">Actors:</text:span><text:s/>guest</text:p>
      <text:p text:style-name="Standard"><text:span text:style-name="T5">Primary Actor:</text:span><text:s/>guest</text:p>
      <text:p text:style-name="Standard"><text:span text:style-name="T6">Precondition:<text:s/></text:span>The<text:s/>Create Account form is<text:s/>shown allowing a user to fill in the require user’s information such as Username, Password, Phone Number, Email….</text:p>
      <text:p text:style-name="Standard"><text:span text:style-name="T7">Basic flow:</text:span><text:s/>The guest<text:s/>press<text:s/>Create Account and fill in all the required fields. If the email address or phone number that the guest has<text:s/>filled in is already in the database, the<text:s/>guest<text:s/>will<text:s/>see<text:s/>a message<text:s/>box<text:s/>saying that the email or phone number has been registered. The guest will have to complete some of the other boxes again. The guest may have to do this a few times until his<text:s/>information<text:s/>have been accepted by the system. The guest can cancel the creating account by<text:s/>pressing<text:s/>button “Cancel”<text:s/>during the process of Creating Account. A successful creating account leads user to his<text:s/>account with more set of operations.</text:p>
      <text:p text:style-name="P8"/>
      <text:p text:style-name="Standard"><text:span text:style-name="T9">Titl</text:span><text:span text:style-name="T10">e:</text:span><text:s/>Login</text:p>
      <text:p text:style-name="Standard"><text:span text:style-name="T11">Actors:</text:span><text:s/>logged-in user, admin</text:p>
      <text:p text:style-name="Standard"><text:span text:style-name="T12">Primary Actor:</text:span><text:s/>guest</text:p>
      <text:p text:style-name="Standard"><text:span text:style-name="T13">Precondition:<text:s/></text:span>A login form is shown requesting for Username and Password.</text:p>
      <text:p text:style-name="Standard"><text:span text:style-name="T14">Basic flow:</text:span><text:s/>A guest has to fill in his Username and Password and press the button “Login”.<text:s/>If the login is not successful, the guest will see a message box saying that the Username and Password is not correct or the Username does not exist.<text:s/>As a result of a successful login, the<text:s/>guest is presented with his<text:s/>profile<text:s/>with the set of operations<text:s/>he has<text:s/>been granted privileges to perform.</text:p>
      <text:list text:style-name="LFO1" text:continue-numbering="true">
        <text:list-item>
          <text:p text:style-name="P15">With<text:s/>Logged-in user’s<text:s/>profile, user can view the recipes, upload,<text:s/>edit, delete and control his<text:s/>recipes. Logged-in user cannot make change to others users’ data or make change to his<text:s/>data submitted to server when creating the logged-in user account.</text:p>
        </text:list-item>
        <text:list-item>
          <text:p text:style-name="P16">Administrator’s<text:s/>profile<text:s/>is the default account and cannot be deleted. This is the only account that can access, apply all the settings as well as performs adding or removing<text:s/>recipes<text:s/>or users.<text:s/></text:p>
        </text:list-item>
      </text:list>
      <text:p text:style-name="Standard"><text:span text:style-name="T17">Alternative flow:</text:span><text:s/>The guest is a logged-in user or the administrator. To assume one of those rules, the guest has to log in first (see use case: „<text:span text:style-name="T18">Log in</text:span>“)</text:p>
      <text:p text:style-name="Standard"/>
      <text:h text:style-name="Heading1" text:outline-level="1">Use cases 2</text:h>
      <text:p text:style-name="P19">Delete user, delete recipes, maintain provided ingredient list, delete ingridients</text:p>
      <text:p text:style-name="P20"/>
      <text:p text:style-name="Standard"><text:span text:style-name="T21">Title:</text:span><text:s/>Delete user</text:p>
      <text:p text:style-name="Standard"><text:span text:style-name="T22">Actors:</text:span><text:s/>admin</text:p>
      <text:p text:style-name="Standard"><text:span text:style-name="T23">Primary<text:s/></text:span><text:span text:style-name="T24">Actor:</text:span><text:s/>admin</text:p>
      <text:p text:style-name="Standard"><text:span text:style-name="T25">Precondition:<text:s/></text:span>The guest has already logged in<text:s/>as an admin and<text:s/>is currently accessing a list of logged-in users.</text:p>
      <text:p text:style-name="Standard"><text:span text:style-name="T26">Basic flow:</text:span><text:s/>The admin clicks on shown users to view all<text:s/>the users. The users’ ID, Name,… and a<text:s/>button “Delete”<text:s/>are listed<text:s/>on<text:s/>the<text:s/>logged-in users list. The<text:s/>admin<text:s/>then can delete a user by<text:s/>pressing a<text:s/>button “Delete”<text:s/>on the most right column of the logged-in users list to delete its respective user.</text:p>
      <text:p text:style-name="Standard"/>
      <text:p text:style-name="Standard"/>
      <text:p text:style-name="P27"/>
      <text:p text:style-name="Standard"><text:span text:style-name="T28">Title:</text:span><text:s/>delete recipes</text:p>
      <text:p text:style-name="Standard"><text:span text:style-name="T29">Actors:</text:span><text:s/>logged-in user, admin</text:p>
      <text:p text:style-name="Standard"><text:span text:style-name="T30">Primary Actor:</text:span><text:s/>guest</text:p>
      <text:p text:style-name="Standard"><text:span text:style-name="T31">Precondition:<text:s/></text:span>The guest has already logged in and is currently viewing a list of recipes<text:s/>(see use case „<text:span text:style-name="T32">View recipe</text:span>“).</text:p>
      <text:p text:style-name="Standard"><text:span text:style-name="T33">Basic flow:</text:span><text:s/>The guest clicks on shown recipes to view all the<text:s/>recipes. The<text:s/>recipes’ ID, Name,… and a delete buttons are listed in a recipes list.<text:s/>There may be many recipes listed, so the guest may need to search<text:s/>(see use cases: „<text:span text:style-name="T34">Search for a recipe by name or<text:s/></text:span><text:span text:style-name="T35">Search for a recipe<text:s/></text:span><text:span text:style-name="T36">by</text:span><text:s/><text:span text:style-name="T37">ingredients</text:span>“) the recipe which he want to delete and then<text:s/>delete<text:s/>it<text:s/>by<text:s/>pressing a<text:s/>button<text:s/>“Delete”<text:s/>on the most right column of the recipes list<text:s/>to delete its respective recipe.</text:p>
      <text:p text:style-name="Standard"><text:span text:style-name="T38">Alternative flow:</text:span><text:s/>The guest is<text:s/>a logged-in user or the administrator. To assume one of those rules, the guest has to log in first (see use case: „<text:span text:style-name="T39">Log in</text:span>“)</text:p>
      <text:p text:style-name="Standard"/>
      <text:p text:style-name="Standard"><text:span text:style-name="T40">Title:</text:span><text:s/>maintain provided ingredient list</text:p>
      <text:p text:style-name="Standard"><text:span text:style-name="T41">Actors:</text:span><text:s/>admin</text:p>
      <text:p text:style-name="Standard"><text:span text:style-name="T42">Primary Actor:</text:span><text:s/>admin</text:p>
      <text:p text:style-name="Standard"><text:span text:style-name="T43">Precondition:<text:s/></text:span>admin<text:s/>has already logged in and is currently viewing a list of ingredients.</text:p>
      <text:p text:style-name="Standard"><text:span text:style-name="T44">Basic flow:</text:span><text:s/>The<text:s/>admin<text:s/>clicks on shown ingredients list to view it. The provided ingredient may be duplicated<text:s/>or unacceptable. Unacceptable Ingredients refers to the<text:s/>ingredients that Whole Foods Market finds unacceptable in food products. The<text:s/>admin<text:s/>reserves the right to change this list at any time.<text:s/>The<text:s/>admin<text:s/>can delete those ingredients<text:s/>(see use case „<text:span text:style-name="T45"><text:s/></text:span><text:span text:style-name="T46">Delete ingredients</text:span><text:s/>“).<text:s/></text:p>
      <text:p text:style-name="Normal"/>
      <text:p text:style-name="Standard"><text:span text:style-name="T47">Title:</text:span><text:s/>Delete ingredients</text:p>
      <text:p text:style-name="Standard"><text:span text:style-name="T48">Actors:</text:span><text:s/>admin</text:p>
      <text:p text:style-name="Standard"><text:span text:style-name="T49">Primary Actor:</text:span><text:s/>admin</text:p>
      <text:p text:style-name="Standard"><text:span text:style-name="T50">Precondition:<text:s/></text:span>The<text:s/>guest<text:s/>has already logged<text:s/>in as an admin<text:s/>and is currently viewing a list of<text:s/>ingredients.</text:p>
      <text:p text:style-name="Standard"><text:span text:style-name="T51">Basic flow:</text:span><text:s/>The<text:s/>admin<text:s/>clicks on shown<text:s/>ingredients<text:s/>to view all the<text:s/>ingredients. The<text:s/>ingredients’ ID, Name,… and<text:s/>button “Delete”<text:s/>are listed<text:s/>on<text:s/>the<text:s/>ingredients<text:s/>list. The<text:s/>user<text:s/>can delete an ingredient by<text:s/>pressing a<text:s/>button “Delete”<text:s/>on the most right column of the<text:s/>ingredients<text:s/>list to delete its respective<text:s/>ingredient<?opendocument cursor-position?>.<text:s/></text:p>
      <text:p text:style-name="Normal"/>
      <text:h text:style-name="Heading1" text:outline-level="1">Use cases 3</text:h>
      <text:p text:style-name="P52">Upload recipes with pictures</text:p>
      <text:p text:style-name="Normal"/>
      <text:p text:style-name="Normal"><text:span text:style-name="T53">Title:</text:span><text:s/>Upload recipes</text:p>
      <text:p text:style-name="Standard"><text:span text:style-name="T54">Actors:</text:span><text:s/>logged-in user, admin</text:p>
      <text:p text:style-name="Standard"><text:span text:style-name="T55">Primary Actor:</text:span><text:s/>logged-in user</text:p>
      <text:p text:style-name="Standard"><text:span text:style-name="T56">Precondition:<text:s/></text:span>The user has already logged in (see use case „<text:span text:style-name="T57">Log in</text:span>“) and is currently viewing his profile.</text:p>
      <text:p text:style-name="Standard"><text:span text:style-name="T58">Basic flow:</text:span><text:s/>The user presses the button “Create new recipe list“<text:s/>which is<text:s/>available in the user's profile. The user will then<text:s/>ask to fill in some information such as recipe’s name, description about the recipe and the name of ingredients needed.<text:s/>User can add pictures of the recipe by pressing a button “Select Image” to browse an image location on his Computer and then press the button “Upload” to upload the image.<text:s/>User can upload more than one image. After filled in all the required fields (such as recipe name, description and ingredients), user can press button “Upload Recipe” and that recipe will be available for other user to view it (see use case „<text:span text:style-name="T59">View recipe</text:span>“).</text:p>
      <text:p text:style-name="Standard"><text:span text:style-name="T60">Alternative flow:</text:span><text:s/>The guest is a logged-in user or the administrator. To assume one of those rules, the guest has to log in first (see use case: „<text:span text:style-name="T61">Log in</text:spa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roman"/>
    <style:font-face style:name="Liberation Sans" svg:font-family="Liberation Sans" style:font-family-generic="roman"/>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12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color="#808080"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Heading" style:display-name="List Heading" style:family="paragraph" style:parent-style-name="Standard" style:next-style-name="ListContents">
      <style:text-properties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ListParagraph" style:display-name="List Paragraph" style:family="paragraph" style:parent-style-name="Normal">
      <style:paragraph-properties fo:margin-left="0.5in">
        <style:tab-stops/>
      </style:paragraph-properties>
      <style:text-properties fo:hyphenate="false"/>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name="WW_CharLFO1LVL1" style:family="text">
      <style:text-properties style:font-name="Liberation Serif" style:font-name-asian="Droid Sans Fallback" style:font-name-complex="FreeSan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Liberation Serif"/>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DALY</meta:initial-creator>
    <dc:creator>DALY</dc:creator>
    <meta:creation-date>2015-03-21T10:30:00Z</meta:creation-date>
    <dc:date>2015-03-22T18:01:00Z</dc:date>
    <meta:template xlink:href="Normal" xlink:type="simple"/>
    <meta:editing-cycles>41</meta:editing-cycles>
    <meta:editing-duration>PT26040S</meta:editing-duration>
    <meta:document-statistic meta:page-count="2" meta:paragraph-count="10" meta:word-count="821" meta:character-count="5492" meta:row-count="39" meta:non-whitespace-character-count="4681"/>
  </office:meta>
</office:document-meta>
</file>